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yphenator.getResourceStream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yphenator.resolve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yphenator.getHyphenationTree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yphenator.setMinRemainCharCount( in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or.getFopHyphenationTree( String 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Hyphenator.getHyphenationTree( String lang ,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or.getHyphenationTree( String lang , String country , HyphenationTreeResolver resolv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Hyphenator.readHyphenationTree( InputStream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yphenator.setLanguage( String lang ,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or.hyphenate( String lang , String country , HyphenationTreeResolver resolver , String word , int leftMin , int rightM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yphenator.setMinPushCharCount( in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or.hyphenate( String lang , String country , HyphenationTreeResolver resolver , char [ ] word , int offset , int len , int leftMin , int rightM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yphenator.getUserHyphenationTree( String key , HyphenationTreeResolver resolve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">
            <text:p text:style-name="Table_20_Contents">7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Hyphenator.hyphenate( String lang , String country , String word , int leftMin , int right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or.hyphenate( String lang , String country , char [ ] word , int offset , int len , int leftMin , int right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or.Hyphenator( String lang , String country , int leftMin , int right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yphenator.hyphenate( String 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yphenator.getUserHyphenationTree( String key , String hyphen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yphenator.hyphenate( char [ ] word , int offse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